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66c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66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23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opulation</text:p>
          </table:table-cell>
          <table:table-cell table:style-name="ce6" office:value-type="string" calcext:value-type="string">
            <text:p>MID357</text:p>
          </table:table-cell>
          <table:table-cell table:style-name="ce6" office:value-type="string" calcext:value-type="string">
            <text:p>MID356</text:p>
          </table:table-cell>
          <table:table-cell table:style-name="ce6" office:value-type="string" calcext:value-type="string">
            <text:p>MID3690</text:p>
          </table:table-cell>
          <table:table-cell table:style-name="ce6" office:value-type="string" calcext:value-type="string">
            <text:p>MID3719</text:p>
          </table:table-cell>
          <table:table-cell table:style-name="ce6" office:value-type="string" calcext:value-type="string">
            <text:p>MID2089</text:p>
          </table:table-cell>
          <table:table-cell table:style-name="ce6" office:value-type="string" calcext:value-type="string">
            <text:p>MID3730</text:p>
          </table:table-cell>
          <table:table-cell table:style-name="ce6" office:value-type="string" calcext:value-type="string">
            <text:p>MID1511</text:p>
          </table:table-cell>
          <table:table-cell table:style-name="ce6" office:value-type="string" calcext:value-type="string">
            <text:p>MID111</text:p>
          </table:table-cell>
          <table:table-cell table:style-name="ce6" office:value-type="string" calcext:value-type="string">
            <text:p>MID3736</text:p>
          </table:table-cell>
          <table:table-cell table:style-name="ce6" office:value-type="string" calcext:value-type="string">
            <text:p>MID37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-9" calcext:value-type="float">
            <text:p>-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-9" calcext:value-type="float">
            <text:p>-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7" office:value-type="float" office:value="-9" calcext:value-type="float">
            <text:p>-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-9" calcext:value-type="float">
            <text:p>-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7" office:value-type="float" office:value="-9" calcext:value-type="float">
            <text:p>-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-9" calcext:value-type="float">
            <text:p>-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" calcext:value-type="float">
            <text:p>-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-9" calcext:value-type="float">
            <text:p>-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" calcext:value-type="float">
            <text:p>-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9" calcext:value-type="float">
            <text:p>-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9" calcext:value-type="float">
            <text:p>-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-9" calcext:value-type="float">
            <text:p>-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-9" calcext:value-type="float">
            <text:p>-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-9" calcext:value-type="float">
            <text:p>-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7" office:value-type="float" office:value="-9" calcext:value-type="float">
            <text:p>-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7" office:value-type="float" office:value="-9" calcext:value-type="float">
            <text:p>-9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-9" calcext:value-type="float">
            <text:p>-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9" calcext:value-type="float">
            <text:p>-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-9" calcext:value-type="float">
            <text:p>-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A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-9" calcext:value-type="float">
            <text:p>-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doradoB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bya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104826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2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2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20107P0"/>
    </number:currency-style>
    <number:currency-style style:name="N2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2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20108P0"/>
    </number:currency-style>
    <number:currency-style style:name="N2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2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20109P0"/>
    </number:currency-style>
    <number:currency-style style:name="N2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2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20110P0"/>
    </number:currency-style>
    <number:date-style style:name="N2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20112" number:language="es" number:country="AR">
      <number:day number:style="long"/>
      <number:text>-</number:text>
      <number:month number:textual="true"/>
    </number:date-style>
    <number:date-style style:name="N20113" number:language="es" number:country="AR">
      <number:month number:textual="true"/>
      <number:text>-</number:text>
      <number:year/>
    </number:date-style>
    <number:date-style style:name="N2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5P0" style:volatile="true" number:language="es" number:country="AR">
      <number:number number:decimal-places="0" loext:min-decimal-places="0" number:min-integer-digits="1" number:grouping="true"/>
    </number:number-style>
    <number:number-style style:name="N2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20115P0"/>
    </number:number-style>
    <number:number-style style:name="N20116P0" style:volatile="true" number:language="es" number:country="AR">
      <number:number number:decimal-places="0" loext:min-decimal-places="0" number:min-integer-digits="1" number:grouping="true"/>
    </number:number-style>
    <number:number-style style:name="N2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6P0"/>
    </number:number-style>
    <number:number-style style:name="N20117P0" style:volatile="true" number:language="es" number:country="AR">
      <number:number number:decimal-places="2" loext:min-decimal-places="2" number:min-integer-digits="1" number:grouping="true"/>
    </number:number-style>
    <number:number-style style:name="N2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20117P0"/>
    </number:number-style>
    <number:number-style style:name="N20118P0" style:volatile="true" number:language="es" number:country="AR">
      <number:number number:decimal-places="2" loext:min-decimal-places="2" number:min-integer-digits="1" number:grouping="true"/>
    </number:number-style>
    <number:number-style style:name="N2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8P0"/>
    </number:number-style>
    <number:number-style style:name="N20119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9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19P2" style:volatile="true" number:language="es" number:country="AR">
      <loext:fill-character> </loext:fill-character>
      <number:text>- </number:text>
    </number:number-style>
    <number:text-style style:name="N20119" number:language="es" number:country="AR">
      <number:text-content/>
      <number:text> </number:text>
      <style:map style:condition="value()&gt;0" style:apply-style-name="N20119P0"/>
      <style:map style:condition="value()&lt;0" style:apply-style-name="N20119P1"/>
      <style:map style:condition="value()=0" style:apply-style-name="N20119P2"/>
    </number:text-style>
    <number:currency-style style:name="N20120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20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20120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20120" number:language="es" number:country="AR"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1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121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1" number:language="es" number:country="AR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currency-style style:name="N20122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22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20122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22" number:language="es" number:country="AR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6:37:57.893367728</meta:creation-date>
    <dc:date>2018-06-26T17:19:07.663675105</dc:date>
    <meta:editing-duration>PT30M56S</meta:editing-duration>
    <meta:editing-cycles>6</meta:editing-cycles>
    <meta:generator>LibreOffice/5.1.6.2$Linux_x86 LibreOffice_project/10m0$Build-2</meta:generator>
    <meta:document-statistic meta:table-count="1" meta:cell-count="4340" meta:object-count="0"/>
  </office:meta>
</office:document-meta>
</file>